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f91e5" officeooo:paragraph-rsid="000f91e5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f91e5" officeooo:paragraph-rsid="000f91e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0f91e5" officeooo:paragraph-rsid="000f91e5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bold" officeooo:rsid="000f91e5" officeooo:paragraph-rsid="000f91e5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normal" officeooo:rsid="000f91e5" officeooo:paragraph-rsid="000f91e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style:text-underline-style="none" fo:font-weight="bold" officeooo:rsid="000f91e5" officeooo:paragraph-rsid="000ff4b6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style:text-underline-style="none" fo:font-weight="normal" officeooo:rsid="000f91e5" style:font-size-asian="10pt" style:font-weight-asian="normal" style:font-size-complex="10pt" style:font-weight-complex="normal"/>
    </style:style>
    <style:style style:name="T1" style:family="text">
      <style:text-properties style:font-name="Courier New" officeooo:rsid="001299dc" style:font-size-asian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fffce"/>
    </style:style>
    <style:style style:name="T5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Courier New" fo:font-size="10pt" style:text-underline-style="none" fo:font-weight="bold" officeooo:rsid="000f91e5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style:text-underline-style="none" fo:font-weight="normal" officeooo:rsid="000f91e5" style:font-size-asian="10pt" style:font-weight-asian="normal" style:font-size-complex="10pt" style:font-weight-complex="normal"/>
    </style:style>
    <style:style style:name="T8" style:family="text">
      <style:text-properties style:font-name="Courier New" fo:font-size="10pt" style:text-underline-style="solid" style:text-underline-width="auto" style:text-underline-color="font-color" fo:font-weight="bold" officeooo:rsid="000f91e5" style:font-size-asian="10pt" style:font-weight-asian="bold" style:font-size-complex="10pt" style:font-weight-complex="bold"/>
    </style:style>
    <style:style style:name="T9" style:family="text">
      <style:text-properties style:font-name="Courier New" fo:font-size="10pt" style:text-underline-style="dotted" style:text-underline-width="auto" style:text-underline-color="font-color" fo:font-weight="normal" officeooo:rsid="000f91e5" style:font-size-asian="10pt" style:font-weight-asian="normal" style:font-size-complex="10pt" style:font-weight-complex="normal"/>
    </style:style>
    <style:style style:name="T10" style:family="text">
      <style:text-properties officeooo:rsid="000ff4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6</text:p>
      <text:p text:style-name="P1">Tema 4: <text:span text:style-name="T1"><text:s/>Transformación al Modelo Relacional</text:span></text:p>
      <text:p text:style-name="P2">Daniel Pino Gómez</text:p>
      <text:p text:style-name="P2"/>
      <text:p text:style-name="P2"/>
      <text:p text:style-name="P3">Ejercicio 1:</text:p>
      <text:p text:style-name="P3"/>
      <text:p text:style-name="P4">Escritor<text:span text:style-name="T2">(</text:span><text:span text:style-name="T3">#id</text:span><text:span text:style-name="T2">, nombre)</text:span></text:p>
      <text:p text:style-name="P5"/>
      <text:p text:style-name="P4">EsSeguidor<text:span text:style-name="T2">(</text:span><text:span text:style-name="T3">#escritor_id</text:span><text:span text:style-name="T2">, </text:span><text:span text:style-name="T3">#seguidor_id</text:span><text:span text:style-name="T2">, fecha)</text:span></text:p>
      <text:p text:style-name="P5"><text:tab/>escritor_id → Escritor(not null, M:C, B:R)</text:p>
      <text:p text:style-name="P5"><text:tab/>seguidor_id → Escritor(not null, M:<text:span text:style-name="T4">R</text:span>, B:R)</text:p>
      <text:p text:style-name="P5"/>
      <text:p text:style-name="P5"/>
      <text:p text:style-name="P3">Ejercicio 2:</text:p>
      <text:p text:style-name="P3"/>
      <text:p text:style-name="P6">Profesor<text:span text:style-name="T2">(</text:span><text:span text:style-name="T3">#id</text:span><text:span text:style-name="T2">, nombre, </text:span><text:span text:style-name="T5">jefe_id</text:span><text:span text:style-name="T2">, fecha)</text:span></text:p>
      <text:p text:style-name="P5"><text:tab/>jefe_id → Profesor(not null, M:C, B:R)</text:p>
      <text:p text:style-name="P5"/>
      <text:p text:style-name="P5"/>
      <text:p text:style-name="P3">Ejercicio 3:</text:p>
      <text:p text:style-name="P3"/>
      <text:p text:style-name="P4">Empleado<text:span text:style-name="T2">(</text:span><text:span text:style-name="T3">#id</text:span><text:span text:style-name="T2">, nombre)</text:span></text:p>
      <text:p text:style-name="P5"/>
      <text:p text:style-name="Standard"><text:span text:style-name="T6">EsPareja</text:span><text:span text:style-name="T7">(</text:span><text:span text:style-name="T8">#empleado_id</text:span><text:span text:style-name="T7">, </text:span><text:span text:style-name="T9">pareja_id</text:span><text:span text:style-name="T7">, fecha, dias)</text:span></text:p>
      <text:p text:style-name="P7"><text:tab/>empleado_id → Empleado(not null, M:<text:span text:style-name="T10">C</text:span>, B:<text:span text:style-name="T10">R</text:span>)</text:p>
      <text:p text:style-name="P7"><text:tab/>pareja_id → Empleado(not null, M:<text:span text:style-name="T10">C</text:span>, B:<text:span text:style-name="T10">R</text:span>)</text:p>
      <text:p text:style-name="P7"/>
      <text:p text:style-name="P7"/>
      <text:p text:style-name="P3">Ejercicio 4:</text:p>
      <text:p text:style-name="P3"/>
      <text:p text:style-name="P4">Empleado<text:span text:style-name="T2">(</text:span><text:span text:style-name="T3">#id</text:span><text:span text:style-name="T2">, nombre, </text:span><text:span text:style-name="T5">jefe_id</text:span><text:span text:style-name="T2">, fecha, dias)</text:span></text:p>
      <text:p text:style-name="P5"><text:tab/>jefe_id → Empleado(not null, M:C, B: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8:43:48.803378600</meta:creation-date>
    <dc:date>2025-11-21T09:15:28.184067800</dc:date>
    <meta:editing-duration>PT16M29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9" meta:word-count="75" meta:character-count="583" meta:non-whitespace-character-count="520"/>
  </office:meta>
</office:document-meta>
</file>